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style:font-name="Bahnschrift SemiBold" fo:font-size="24pt" officeooo:rsid="000653cd" officeooo:paragraph-rsid="000653cd" style:font-size-asian="21pt" style:font-size-complex="24pt"/>
    </style:style>
    <style:style style:name="P2" style:family="paragraph" style:parent-style-name="Standard">
      <style:text-properties style:font-name="Bahnschrift SemiBold" fo:font-size="24pt" officeooo:rsid="000653cd" officeooo:paragraph-rsid="0009a0b1" style:font-size-asian="21pt" style:font-size-complex="24pt"/>
    </style:style>
    <style:style style:name="P3" style:family="paragraph" style:parent-style-name="Standard">
      <style:text-properties style:font-name="Bahnschrift SemiBold" fo:font-size="24pt" officeooo:rsid="000653cd" officeooo:paragraph-rsid="0009a0b1" style:font-size-asian="21pt" style:font-size-complex="24pt"/>
    </style:style>
    <style:style style:name="P4" style:family="paragraph" style:parent-style-name="Standard">
      <style:text-properties style:font-name="Bahnschrift SemiBold" fo:font-size="24pt" officeooo:rsid="000653cd" officeooo:paragraph-rsid="000653cd" style:font-size-asian="21pt" style:font-size-complex="24pt"/>
    </style:style>
    <style:style style:name="T1" style:family="text">
      <style:text-properties officeooo:rsid="00083f75"/>
    </style:style>
    <style:style style:name="T2" style:family="text">
      <style:text-properties officeooo:rsid="0009a0b1"/>
    </style:style>
    <style:style style:name="T3" style:family="text">
      <style:text-properties officeooo:rsid="000a5a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out d’abord nous allons vous présenter comment marche le système auditif puis nous vous présenter comment le champ auditif humain , plus particulièrement la fréquence maximale évolue selon l’âge (grâce a un graphique) et nous montrerons pourquoi le boiter Mosquito repousse les jeunes sans changer votre quotidien .</text:p>
      <text:p text:style-name="P1"/>
      <text:p text:style-name="P1"><text:tab/>Premièrement, <text:span text:style-name="T1">le son entre dans l’oreille par le pavillon , pour aller faire vibre le tympan en passant par le conduit auditif , entraînant la vibration marteau , de l’enclume , de l’étrier pour finir avec le cochlée transmettant l’information au nerf auditif.</text:span><text:span text:style-name="T3">Les personnes les plus âgées n’entendent pas car leur cellules cilliées se déteriorent en fonction de l’âge provoquant la surdité</text:span></text:p>
      <text:p text:style-name="P1"><text:line-break/><text:tab/><text:span text:style-name="T1">Deuxièmement , les personnes entendent en fonction de leur âge sur une fourchette plus ou moins grande de fréquence comme illustre le graphique<text:line-break/>Par exemple les enfants de 7 ans entendent , </text:span><text:soft-page-break/><text:span text:style-name="T1">en moyenne jusqu’a 18000 Hz , les personnes de 20 ans entendent jusqu’a 16000 Hz en moyenne </text:span><text:span text:style-name="T2">et celles de 65 ans entendent jusqu’a 11000 Hz en moyenne</text:span></text:p>
      <text:p text:style-name="P1"/>
      <text:p text:style-name="P1"/>
      <text:p text:style-name="P1"/>
      <text:p text:style-name="P1"/>
      <text:p text:style-name="P1"/>
      <text:p text:style-name="P2">&lt;insérer graphique&gt;</text:p>
      <text:p text:style-name="P2"/>
      <text:p text:style-name="P1"/>
      <text:p text:style-name="P1"/>
      <text:p text:style-name="P1"/>
      <text:p text:style-name="P1"/>
      <text:p text:style-name="P1"/>
      <text:p text:style-name="P1"><text:tab/>Finalement , notre produit repousse les jeunes grâce a d<text:span text:style-name="T3">es</text:span> fréquences élevées , par exemple 16000 Hz , <text:span text:style-name="T3">que vous n’entendez p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4:28:31.543000000</meta:creation-date>
    <dc:date>2022-09-26T15:01:18.823000000</dc:date>
    <meta:editing-duration>PT7M42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5" meta:word-count="194" meta:character-count="1194" meta:non-whitespace-character-count="1000"/>
  </office:meta>
</office:document-meta>
</file>